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7800000078171A3D7B.gif"/>
  <manifest:file-entry manifest:media-type="image/png" manifest:full-path="Pictures/10000201000001140000012C76D41E36.png"/>
  <manifest:file-entry manifest:media-type="image/png" manifest:full-path="Pictures/100002010000012C000000B7616863A2.pn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201000001190000012CD610D67C.png"/>
  <manifest:file-entry manifest:media-type="image/gif" manifest:full-path="Pictures/10000000000000760000007627A58627.gif"/>
  <manifest:file-entry manifest:media-type="image/png" manifest:full-path="Pictures/100002010000012B0000012C25093A87.png"/>
  <manifest:file-entry manifest:media-type="image/png" manifest:full-path="Pictures/100000000000005E0000005EB30A7831.png"/>
  <manifest:file-entry manifest:media-type="" manifest:full-path="Pictures/TablePreview10.svm"/>
  <manifest:file-entry manifest:media-type="image/png" manifest:full-path="Pictures/10000000000000200000002000309F1C.png"/>
  <manifest:file-entry manifest:media-type="image/gif" manifest:full-path="Pictures/100000000000007E0000007E02CD2C8A.gif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2010000012C00000096CF400556.png"/>
  <manifest:file-entry manifest:media-type="image/png" manifest:full-path="Pictures/100002010000012C000000AF1B6F633F.png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image/gif" manifest:full-path="Pictures/100000000000006900000069C0381401.gif"/>
  <manifest:file-entry manifest:media-type="image/png" manifest:full-path="Pictures/100002010000012A0000012C2B2303EC.png"/>
  <manifest:file-entry manifest:media-type="image/gif" manifest:full-path="Pictures/100000000000007B0000007B2A80E7D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svg:stroke-width="0.1cm" draw:marker-start-width="0.35cm" draw:marker-end-width="0.35cm" draw:fill="solid" draw:fill-color="#0099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fill="solid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solid" draw:fill-color="#ff3366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05cm" draw:marker-start-width="0.275cm" draw:marker-end-width="0.275cm" draw:fill="gradient" draw:fill-gradient-name="Radial_20_red_2f_yellow" draw:fill-image-name="Metal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16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3cm"/>
    </style:style>
    <style:style style:name="gr21" style:family="graphic" style:parent-style-name="standard">
      <style:graphic-properties draw:stroke="none" svg:stroke-color="#000000" draw:fill="none" draw:fill-color="#ffffff" fo:min-height="2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>
      <style:graphic-properties draw:stroke="none" svg:stroke-color="#000000" draw:fill="none" draw:fill-color="#ffffff" fo:min-height="3.5cm"/>
    </style:style>
    <style:style style:name="gr43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>
      <style:graphic-properties svg:stroke-width="0.1cm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>
      <style:graphic-properties draw:stroke="none" svg:stroke-color="#000000" draw:fill="none" draw:fill-color="#ffffff" fo:min-height="2cm"/>
    </style:style>
    <style:style style:name="gr8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fill-image-name="Metal" draw:textarea-vertical-align="middle" draw:auto-grow-height="false" fo:min-height="0.749cm" fo:min-width="0.499cm" fo:padding-top="0.15cm" fo:padding-bottom="0.15cm" fo:padding-left="0.275cm" fo:padding-right="0.275cm"/>
    </style:style>
    <style:style style:name="gr83" style:family="graphic" style:parent-style-name="standard">
      <style:graphic-properties draw:stroke="none" svg:stroke-color="#000000" draw:fill="none" draw:fill-color="#ffffff" fo:min-height="4.5cm"/>
    </style:style>
    <style:style style:name="gr84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85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86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5cm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1" draw:layer="layout" svg:width="1.974cm" svg:height="1.974cm" svg:x="4.5cm" svg:y="8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6cm" svg:x="5.289cm" svg:y="8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5cm" svg:height="1.976cm" svg:x="4.5cm" svg:y="3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5.288cm" svg:y="4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5.76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6cm" svg:x="5.76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4cm" svg:x="4.81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5cm" svg:height="1.975cm" svg:x="23.5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4.76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5cm" svg:x="24.76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4cm" svg:x="23.81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5cm" svg:height="1.975cm" svg:x="31.63cm" svg:y="0.59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5cm" svg:x="32.894cm" svg:y="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5cm" svg:height="1.975cm" svg:x="23.025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23.813cm" svg:y="4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5cm" svg:x="24.289cm" svg:y="4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5cm" svg:height="1.974cm" svg:x="5.59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5cm" svg:height="0.396cm" svg:x="6.38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4cm" svg:height="1.976cm" svg:x="33.093cm" svg:y="6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33.881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5cm" svg:height="0.394cm" svg:x="34.356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5cm" svg:height="0.396cm" svg:x="34.356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4cm" svg:x="33.407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4cm" svg:height="1.975cm" svg:x="24.654cm" svg:y="12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5cm" svg:height="0.394cm" svg:x="25.917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5cm" svg:height="0.395cm" svg:x="25.917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4cm" svg:x="24.968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4cm" svg:height="1.975cm" svg:x="24.526cm" svg:y="8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5cm" svg:height="0.395cm" svg:x="25.789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4cm" svg:height="1.975cm" svg:x="5.754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6.542cm" svg:y="17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5cm" svg:height="0.395cm" svg:x="7.017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6cm" svg:height="1.976cm" svg:x="30.5cm" svg:y="6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31.289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5cm" svg:height="0.396cm" svg:x="31.764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5cm" svg:height="0.396cm" svg:x="31.764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30.816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4cm" svg:height="1.977cm" svg:x="22cm" svg:y="12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3cm" svg:height="0.394cm" svg:x="22.789cm" svg:y="13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23.262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23.262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22.314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4cm" svg:height="1.975cm" svg:x="3.1cm" svg:y="17.0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3cm" svg:height="0.396cm" svg:x="3.889cm" svg:y="17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4.362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4.362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3.414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4cm" svg:height="1.976cm" svg:x="21.872cm" svg:y="8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3cm" svg:height="0.396cm" svg:x="22.661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23.134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23.134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22.186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74cm" svg:height="1.976cm" svg:x="3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3cm" svg:height="0.396cm" svg:x="3.789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4.262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5cm" svg:x="4.262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6cm" svg:height="0.396cm" svg:x="3.314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layer="layout" svg:width="2cm" svg:height="1.5cm" svg:x="30cm" svg:y="0.5cm">
          <draw:text-box>
            <text:p>S2</text:p>
          </draw:text-box>
        </draw:frame>
        <draw:g>
          <draw:custom-shape draw:style-name="gr7" draw:text-style-name="P1" draw:layer="layout" svg:width="1cm" svg:height="1cm" svg:x="1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cm" svg:height="1cm" svg:x="1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cm" svg:height="1cm" svg:x="1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cm" svg:height="1cm" svg:x="1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2cm" svg:height="1cm" svg:x="26.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2cm" svg:height="1cm" svg:x="26.7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cm" svg:height="1cm" svg:x="26.7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2cm" svg:height="1cm" svg:x="26.7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1.5cm" svg:height="1.5cm" svg:x="27.114cm" svg:y="1.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frame draw:style-name="gr12" draw:text-style-name="P1" draw:layer="layout" svg:width="1.489cm" svg:height="1.617cm" svg:x="27.025cm" svg:y="6.6cm">
            <draw:image xlink:href="Pictures/10000201000001140000012C76D41E36.png" xlink:type="simple" xlink:show="embed" xlink:actuate="onLoad">
              <text:p/>
            </draw:image>
          </draw:frame>
          <draw:frame draw:style-name="gr13" draw:text-style-name="P1" draw:layer="layout" svg:width="2.214cm" svg:height="1.292cm" svg:x="26.5cm" svg:y="15.708cm">
            <draw:image xlink:href="Pictures/100002010000012C000000AF1B6F633F.png" xlink:type="simple" xlink:show="embed" xlink:actuate="onLoad">
              <text:p/>
            </draw:image>
          </draw:frame>
          <draw:frame draw:style-name="gr12" draw:text-style-name="P1" draw:layer="layout" svg:width="2cm" svg:height="1cm" svg:x="26.7cm" svg:y="11.2cm">
            <draw:image xlink:href="Pictures/100002010000012C00000096CF400556.png" xlink:type="simple" xlink:show="embed" xlink:actuate="onLoad">
              <text:p/>
            </draw:image>
          </draw:frame>
        </draw:g>
        <draw:g>
          <draw:frame draw:style-name="gr12" draw:text-style-name="P1" draw:layer="layout" svg:width="1.63cm" svg:height="1.641cm" svg:x="1.1cm" svg:y="6.5cm">
            <draw:image xlink:href="Pictures/100002010000012A0000012C2B2303EC.png" xlink:type="simple" xlink:show="embed" xlink:actuate="onLoad">
              <text:p/>
            </draw:image>
          </draw:frame>
          <draw:frame draw:style-name="gr12" draw:text-style-name="P1" draw:layer="layout" svg:width="1.442cm" svg:height="1.54cm" svg:x="1.1cm" svg:y="10.96cm">
            <draw:image xlink:href="Pictures/10000201000001190000012CD610D67C.png" xlink:type="simple" xlink:show="embed" xlink:actuate="onLoad">
              <text:p/>
            </draw:image>
          </draw:frame>
          <draw:frame draw:style-name="gr13" draw:text-style-name="P1" draw:layer="layout" svg:width="2cm" svg:height="1.221cm" svg:x="1.1cm" svg:y="15.779cm">
            <draw:image xlink:href="Pictures/100002010000012C000000B7616863A2.png" xlink:type="simple" xlink:show="embed" xlink:actuate="onLoad">
              <text:p/>
            </draw:image>
          </draw:frame>
          <draw:frame draw:style-name="gr12" draw:text-style-name="P1" draw:layer="layout" svg:width="1.5cm" svg:height="1.505cm" svg:x="1cm" svg:y="1.995cm">
            <draw:image xlink:href="Pictures/100002010000012B0000012C25093A87.png" xlink:type="simple" xlink:show="embed" xlink:actuate="onLoad">
              <text:p/>
            </draw:image>
          </draw:frame>
        </draw:g>
        <draw:frame draw:style-name="gr6" draw:layer="layout" svg:width="2cm" svg:height="1.5cm" svg:x="30cm" svg:y="0.5cm">
          <draw:text-box>
            <text:p>S3</text:p>
          </draw:text-box>
        </draw:frame>
        <draw:frame draw:style-name="gr14" draw:text-style-name="P1" draw:layer="layout" svg:width="2.727cm" svg:height="2.727cm" svg:x="2.59cm" svg:y="16.767cm">
          <draw:image xlink:href="Pictures/100000000000007E0000007E02CD2C8A.gif" xlink:type="simple" xlink:show="embed" xlink:actuate="onLoad">
            <text:p/>
          </draw:image>
        </draw:frame>
        <draw:frame draw:style-name="gr15" draw:text-style-name="P1" draw:layer="layout" svg:width="2.792cm" svg:height="2.793cm" svg:x="24.331cm" svg:y="7.5cm">
          <draw:image xlink:href="Pictures/10000000000000760000007627A58627.gif" xlink:type="simple" xlink:show="embed" xlink:actuate="onLoad">
            <text:p/>
          </draw:image>
        </draw:frame>
        <draw:frame draw:style-name="gr15" draw:text-style-name="P1" draw:layer="layout" svg:width="2.841cm" svg:height="2.839cm" svg:x="5.659cm" svg:y="16.661cm">
          <draw:image xlink:href="Pictures/100000000000007800000078171A3D7B.gif" xlink:type="simple" xlink:show="embed" xlink:actuate="onLoad">
            <text:p/>
          </draw:image>
        </draw:frame>
        <draw:frame draw:style-name="gr15" draw:text-style-name="P1" draw:layer="layout" svg:width="2.629cm" svg:height="2.627cm" svg:x="24.855cm" svg:y="16.761cm">
          <draw:image xlink:href="Pictures/100000000000007B0000007B2A80E7DB.gif" xlink:type="simple" xlink:show="embed" xlink:actuate="onLoad">
            <text:p/>
          </draw:image>
        </draw:frame>
        <draw:frame draw:style-name="gr15" draw:text-style-name="P1" draw:layer="layout" svg:width="2.556cm" svg:height="2.557cm" svg:x="5.444cm" svg:y="8.074cm">
          <draw:image xlink:href="Pictures/100000000000006900000069C0381401.gif" xlink:type="simple" xlink:show="embed" xlink:actuate="onLoad">
            <text:p/>
          </draw:image>
        </draw:frame>
        <draw:frame draw:style-name="gr14" draw:text-style-name="P1" draw:layer="layout" svg:width="3.023cm" svg:height="3.02cm" svg:x="23cm" svg:y="2.98cm">
          <draw:image xlink:href="Pictures/100000000000007800000078171A3D7B.gif" xlink:type="simple" xlink:show="embed" xlink:actuate="onLoad">
            <text:p/>
          </draw:image>
        </draw:frame>
        <draw:frame draw:style-name="gr14" draw:text-style-name="P1" draw:layer="layout" svg:width="2.901cm" svg:height="2.902cm" svg:x="22.599cm" svg:y="12.098cm">
          <draw:image xlink:href="Pictures/100000000000007E0000007E02CD2C8A.gif" xlink:type="simple" xlink:show="embed" xlink:actuate="onLoad">
            <text:p/>
          </draw:image>
        </draw:frame>
        <draw:frame draw:style-name="gr14" draw:text-style-name="P1" draw:layer="layout" svg:width="2.728cm" svg:height="2.727cm" svg:x="2.015cm" svg:y="8cm">
          <draw:image xlink:href="Pictures/100000000000007E0000007E02CD2C8A.gif" xlink:type="simple" xlink:show="embed" xlink:actuate="onLoad">
            <text:p/>
          </draw:image>
        </draw:frame>
        <draw:frame draw:style-name="gr14" draw:text-style-name="P1" draw:layer="layout" svg:width="2.727cm" svg:height="2.727cm" svg:x="21cm" svg:y="7.602cm">
          <draw:image xlink:href="Pictures/100000000000007E0000007E02CD2C8A.gif" xlink:type="simple" xlink:show="embed" xlink:actuate="onLoad">
            <text:p/>
          </draw:image>
        </draw:frame>
        <draw:frame draw:style-name="gr14" draw:text-style-name="P1" draw:layer="layout" svg:width="2.728cm" svg:height="2.728cm" svg:x="21.5cm" svg:y="16.772cm">
          <draw:image xlink:href="Pictures/100000000000007E0000007E02CD2C8A.gif" xlink:type="simple" xlink:show="embed" xlink:actuate="onLoad">
            <text:p/>
          </draw:image>
        </draw:frame>
        <draw:frame draw:style-name="gr14" draw:text-style-name="P1" draw:layer="layout" svg:width="2.971cm" svg:height="2.971cm" svg:x="4cm" svg:y="12.029cm">
          <draw:image xlink:href="Pictures/10000000000000760000007627A58627.gif" xlink:type="simple" xlink:show="embed" xlink:actuate="onLoad">
            <text:p/>
          </draw:image>
        </draw:frame>
        <draw:frame draw:style-name="gr14" draw:text-style-name="P1" draw:layer="layout" svg:width="2.718cm" svg:height="2.719cm" svg:x="4cm" svg:y="3.5cm">
          <draw:image xlink:href="Pictures/100000000000006900000069C0381401.gif" xlink:type="simple" xlink:show="embed" xlink:actuate="onLoad">
            <text:p/>
          </draw:image>
        </draw:frame>
        <draw:frame draw:style-name="gr14" draw:text-style-name="P1" draw:layer="layout" svg:width="2.748cm" svg:height="2.746cm" svg:x="31.5cm" svg:y="1cm">
          <draw:image xlink:href="Pictures/100000000000007B0000007B2A80E7DB.gif" xlink:type="simple" xlink:show="embed" xlink:actuate="onLoad">
            <text:p/>
          </draw:image>
        </draw:frame>
        <draw:frame draw:style-name="gr14" draw:text-style-name="P1" draw:layer="layout" svg:width="2.68cm" svg:height="2.679cm" svg:x="30.5cm" svg:y="4.821cm">
          <draw:image xlink:href="Pictures/100000000000007E0000007E02CD2C8A.gif" xlink:type="simple" xlink:show="embed" xlink:actuate="onLoad">
            <text:p/>
          </draw:image>
        </draw:frame>
        <draw:frame draw:style-name="gr15" draw:text-style-name="P1" draw:layer="layout" svg:width="2.68cm" svg:height="2.679cm" svg:x="33.475cm" svg:y="4.821cm">
          <draw:image xlink:href="Pictures/100000000000007E0000007E02CD2C8A.gif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1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1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12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6" draw:text-style-name="P1" draw:layer="layout" svg:width="5.521cm" svg:height="2.209cm" svg:x="21.504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1.504cm" svg:y1="9.104cm" svg:x2="27.025cm" svg:y2="9.104cm">
              <text:p/>
            </draw:line>
            <draw:line draw:style-name="gr18" draw:text-style-name="P1" draw:layer="layout" svg:x1="22.608cm" svg:y1="8cm" svg:x2="22.608cm" svg:y2="10.209cm">
              <text:p/>
            </draw:line>
            <draw:line draw:style-name="gr18" draw:text-style-name="P1" draw:layer="layout" svg:x1="23.713cm" svg:y1="8cm" svg:x2="23.713cm" svg:y2="10.209cm">
              <text:p/>
            </draw:line>
            <draw:line draw:style-name="gr18" draw:text-style-name="P1" draw:layer="layout" svg:x1="24.817cm" svg:y1="8cm" svg:x2="24.817cm" svg:y2="10.209cm">
              <text:p/>
            </draw:line>
            <draw:line draw:style-name="gr18" draw:text-style-name="P1" draw:layer="layout" svg:x1="25.92cm" svg:y1="8cm" svg:x2="25.92cm" svg:y2="10.209cm">
              <text:p/>
            </draw:line>
          </draw:g>
          <draw:custom-shape draw:style-name="gr19" draw:text-style-name="P1" draw:layer="layout" svg:width="0.507cm" svg:height="0.507cm" svg:x="21.82cm" svg:y="8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5.521cm" svg:height="2.209cm" svg:x="2.5cm" svg:y="7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.5cm" svg:y1="8.896cm" svg:x2="8.021cm" svg:y2="8.896cm">
              <text:p/>
            </draw:line>
            <draw:line draw:style-name="gr18" draw:text-style-name="P1" draw:layer="layout" svg:x1="3.604cm" svg:y1="7.791cm" svg:x2="3.604cm" svg:y2="10cm">
              <text:p/>
            </draw:line>
            <draw:line draw:style-name="gr18" draw:text-style-name="P1" draw:layer="layout" svg:x1="4.709cm" svg:y1="7.791cm" svg:x2="4.709cm" svg:y2="10cm">
              <text:p/>
            </draw:line>
            <draw:line draw:style-name="gr18" draw:text-style-name="P1" draw:layer="layout" svg:x1="5.813cm" svg:y1="7.791cm" svg:x2="5.813cm" svg:y2="10cm">
              <text:p/>
            </draw:line>
            <draw:line draw:style-name="gr18" draw:text-style-name="P1" draw:layer="layout" svg:x1="6.916cm" svg:y1="7.791cm" svg:x2="6.916cm" svg:y2="10cm">
              <text:p/>
            </draw:line>
          </draw:g>
          <draw:custom-shape draw:style-name="gr19" draw:text-style-name="P1" draw:layer="layout" svg:width="0.507cm" svg:height="0.508cm" svg:x="2.816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1cm" svg:height="0.508cm" svg:x="3.934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5.521cm" svg:height="2.206cm" svg:x="2.5cm" svg:y="17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.5cm" svg:y1="18.395cm" svg:x2="8.021cm" svg:y2="18.395cm">
              <text:p/>
            </draw:line>
            <draw:line draw:style-name="gr18" draw:text-style-name="P1" draw:layer="layout" svg:x1="3.604cm" svg:y1="17.291cm" svg:x2="3.604cm" svg:y2="19.5cm">
              <text:p/>
            </draw:line>
            <draw:line draw:style-name="gr18" draw:text-style-name="P1" draw:layer="layout" svg:x1="4.709cm" svg:y1="17.291cm" svg:x2="4.709cm" svg:y2="19.5cm">
              <text:p/>
            </draw:line>
            <draw:line draw:style-name="gr18" draw:text-style-name="P1" draw:layer="layout" svg:x1="5.813cm" svg:y1="17.291cm" svg:x2="5.813cm" svg:y2="19.5cm">
              <text:p/>
            </draw:line>
            <draw:line draw:style-name="gr18" draw:text-style-name="P1" draw:layer="layout" svg:x1="6.916cm" svg:y1="17.291cm" svg:x2="6.916cm" svg:y2="19.5cm">
              <text:p/>
            </draw:line>
          </draw:g>
          <draw:custom-shape draw:style-name="gr19" draw:text-style-name="P1" draw:layer="layout" svg:width="0.507cm" svg:height="0.507cm" svg:x="2.816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1cm" svg:height="0.507cm" svg:x="3.934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7cm" svg:x="5.053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5.522cm" svg:height="2.209cm" svg:x="21.478cm" svg:y="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1.479cm" svg:y1="18.104cm" svg:x2="27cm" svg:y2="18.104cm">
              <text:p/>
            </draw:line>
            <draw:line draw:style-name="gr18" draw:text-style-name="P1" draw:layer="layout" svg:x1="22.583cm" svg:y1="17cm" svg:x2="22.583cm" svg:y2="19.209cm">
              <text:p/>
            </draw:line>
            <draw:line draw:style-name="gr18" draw:text-style-name="P1" draw:layer="layout" svg:x1="23.688cm" svg:y1="17cm" svg:x2="23.688cm" svg:y2="19.209cm">
              <text:p/>
            </draw:line>
            <draw:line draw:style-name="gr18" draw:text-style-name="P1" draw:layer="layout" svg:x1="24.792cm" svg:y1="17cm" svg:x2="24.792cm" svg:y2="19.209cm">
              <text:p/>
            </draw:line>
            <draw:line draw:style-name="gr18" draw:text-style-name="P1" draw:layer="layout" svg:x1="25.896cm" svg:y1="17cm" svg:x2="25.896cm" svg:y2="19.209cm">
              <text:p/>
            </draw:line>
          </draw:g>
          <draw:custom-shape draw:style-name="gr19" draw:text-style-name="P1" draw:layer="layout" svg:width="0.507cm" svg:height="0.507cm" svg:x="21.79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7cm" svg:x="22.914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1cm" svg:height="0.507cm" svg:x="24.033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7cm" svg:x="25.152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7cm" svg:x="26.1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7cm" svg:height="0.509cm" svg:x="21.796cm" svg:y="18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5.52cm" svg:height="2.209cm" svg:x="21.501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1.5cm" svg:y1="4.605cm" svg:x2="27.021cm" svg:y2="4.605cm">
              <text:p/>
            </draw:line>
            <draw:line draw:style-name="gr18" draw:text-style-name="P1" draw:layer="layout" svg:x1="22.604cm" svg:y1="3.5cm" svg:x2="22.604cm" svg:y2="5.709cm">
              <text:p/>
            </draw:line>
            <draw:line draw:style-name="gr18" draw:text-style-name="P1" draw:layer="layout" svg:x1="23.709cm" svg:y1="3.5cm" svg:x2="23.709cm" svg:y2="5.709cm">
              <text:p/>
            </draw:line>
            <draw:line draw:style-name="gr18" draw:text-style-name="P1" draw:layer="layout" svg:x1="24.813cm" svg:y1="3.5cm" svg:x2="24.813cm" svg:y2="5.709cm">
              <text:p/>
            </draw:line>
            <draw:line draw:style-name="gr18" draw:text-style-name="P1" draw:layer="layout" svg:x1="25.917cm" svg:y1="3.5cm" svg:x2="25.917cm" svg:y2="5.709cm">
              <text:p/>
            </draw:line>
          </draw:g>
          <draw:custom-shape draw:style-name="gr19" draw:text-style-name="P1" draw:layer="layout" svg:width="0.508cm" svg:height="0.509cm" svg:x="21.816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22.935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24.054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25.17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9cm" svg:x="26.18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9cm" svg:x="21.816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22.935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5.52cm" svg:height="2.207cm" svg:x="21.501cm" svg:y="12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1.5cm" svg:y1="13.395cm" svg:x2="27.021cm" svg:y2="13.395cm">
              <text:p/>
            </draw:line>
            <draw:line draw:style-name="gr18" draw:text-style-name="P1" draw:layer="layout" svg:x1="22.604cm" svg:y1="12.291cm" svg:x2="22.604cm" svg:y2="14.5cm">
              <text:p/>
            </draw:line>
            <draw:line draw:style-name="gr18" draw:text-style-name="P1" draw:layer="layout" svg:x1="23.709cm" svg:y1="12.291cm" svg:x2="23.709cm" svg:y2="14.5cm">
              <text:p/>
            </draw:line>
            <draw:line draw:style-name="gr18" draw:text-style-name="P1" draw:layer="layout" svg:x1="24.813cm" svg:y1="12.291cm" svg:x2="24.813cm" svg:y2="14.5cm">
              <text:p/>
            </draw:line>
            <draw:line draw:style-name="gr18" draw:text-style-name="P1" draw:layer="layout" svg:x1="25.917cm" svg:y1="12.291cm" svg:x2="25.917cm" svg:y2="14.5cm">
              <text:p/>
            </draw:line>
          </draw:g>
          <draw:custom-shape draw:style-name="gr19" draw:text-style-name="P1" draw:layer="layout" svg:width="0.508cm" svg:height="0.508cm" svg:x="21.81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22.935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24.05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25.17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26.18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9cm" svg:x="21.81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22.935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24.05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5.52cm" svg:height="2.208cm" svg:x="2.543cm" svg:y="1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.542cm" svg:y1="13.395cm" svg:x2="8.063cm" svg:y2="13.395cm">
              <text:p/>
            </draw:line>
            <draw:line draw:style-name="gr18" draw:text-style-name="P1" draw:layer="layout" svg:x1="3.646cm" svg:y1="12.291cm" svg:x2="3.646cm" svg:y2="14.5cm">
              <text:p/>
            </draw:line>
            <draw:line draw:style-name="gr18" draw:text-style-name="P1" draw:layer="layout" svg:x1="4.751cm" svg:y1="12.291cm" svg:x2="4.751cm" svg:y2="14.5cm">
              <text:p/>
            </draw:line>
            <draw:line draw:style-name="gr18" draw:text-style-name="P1" draw:layer="layout" svg:x1="5.855cm" svg:y1="12.291cm" svg:x2="5.855cm" svg:y2="14.5cm">
              <text:p/>
            </draw:line>
            <draw:line draw:style-name="gr18" draw:text-style-name="P1" draw:layer="layout" svg:x1="6.959cm" svg:y1="12.291cm" svg:x2="6.959cm" svg:y2="14.5cm">
              <text:p/>
            </draw:line>
          </draw:g>
          <draw:custom-shape draw:style-name="gr19" draw:text-style-name="P1" draw:layer="layout" svg:width="0.508cm" svg:height="0.508cm" svg:x="2.858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3.977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5.09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6.21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7.22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9cm" svg:x="2.858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3.977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5.09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6.21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5.521cm" svg:height="2.209cm" svg:x="2.5cm" svg:y="3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.5cm" svg:y1="4.396cm" svg:x2="8.021cm" svg:y2="4.396cm">
              <text:p/>
            </draw:line>
            <draw:line draw:style-name="gr18" draw:text-style-name="P1" draw:layer="layout" svg:x1="3.604cm" svg:y1="3.291cm" svg:x2="3.604cm" svg:y2="5.5cm">
              <text:p/>
            </draw:line>
            <draw:line draw:style-name="gr18" draw:text-style-name="P1" draw:layer="layout" svg:x1="4.709cm" svg:y1="3.291cm" svg:x2="4.709cm" svg:y2="5.5cm">
              <text:p/>
            </draw:line>
            <draw:line draw:style-name="gr18" draw:text-style-name="P1" draw:layer="layout" svg:x1="5.813cm" svg:y1="3.291cm" svg:x2="5.813cm" svg:y2="5.5cm">
              <text:p/>
            </draw:line>
            <draw:line draw:style-name="gr18" draw:text-style-name="P1" draw:layer="layout" svg:x1="6.916cm" svg:y1="3.291cm" svg:x2="6.916cm" svg:y2="5.5cm">
              <text:p/>
            </draw:line>
          </draw:g>
          <draw:custom-shape draw:style-name="gr19" draw:text-style-name="P1" draw:layer="layout" svg:width="0.507cm" svg:height="0.508cm" svg:x="2.816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1cm" svg:height="0.508cm" svg:x="3.934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5.05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6.17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7.182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0" draw:layer="layout" svg:width="2.8cm" svg:height="3.25cm" svg:x="29.7cm" svg:y="0cm">
          <draw:text-box>
            <text:p>s4</text:p>
          </draw:text-box>
        </draw:frame>
        <draw:g>
          <draw:g>
            <draw:custom-shape draw:style-name="gr16" draw:text-style-name="P1" draw:layer="layout" svg:width="5.521cm" svg:height="2.209cm" svg:x="30.479cm" svg:y="1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0.479cm" svg:y1="2.396cm" svg:x2="36cm" svg:y2="2.396cm">
              <text:p/>
            </draw:line>
            <draw:line draw:style-name="gr18" draw:text-style-name="P1" draw:layer="layout" svg:x1="31.583cm" svg:y1="1.291cm" svg:x2="31.583cm" svg:y2="3.5cm">
              <text:p/>
            </draw:line>
            <draw:line draw:style-name="gr18" draw:text-style-name="P1" draw:layer="layout" svg:x1="32.688cm" svg:y1="1.291cm" svg:x2="32.688cm" svg:y2="3.5cm">
              <text:p/>
            </draw:line>
            <draw:line draw:style-name="gr18" draw:text-style-name="P1" draw:layer="layout" svg:x1="33.792cm" svg:y1="1.291cm" svg:x2="33.792cm" svg:y2="3.5cm">
              <text:p/>
            </draw:line>
            <draw:line draw:style-name="gr18" draw:text-style-name="P1" draw:layer="layout" svg:x1="34.895cm" svg:y1="1.291cm" svg:x2="34.895cm" svg:y2="3.5cm">
              <text:p/>
            </draw:line>
          </draw:g>
          <draw:custom-shape draw:style-name="gr19" draw:text-style-name="P1" draw:layer="layout" svg:width="0.507cm" svg:height="0.508cm" svg:x="30.795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1cm" svg:height="0.508cm" svg:x="31.913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33.03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34.15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5.52cm" svg:height="2.208cm" svg:x="30.48cm" svg:y="5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0.479cm" svg:y1="6.395cm" svg:x2="36cm" svg:y2="6.395cm">
              <text:p/>
            </draw:line>
            <draw:line draw:style-name="gr18" draw:text-style-name="P1" draw:layer="layout" svg:x1="31.583cm" svg:y1="5.291cm" svg:x2="31.583cm" svg:y2="7.5cm">
              <text:p/>
            </draw:line>
            <draw:line draw:style-name="gr18" draw:text-style-name="P1" draw:layer="layout" svg:x1="32.688cm" svg:y1="5.291cm" svg:x2="32.688cm" svg:y2="7.5cm">
              <text:p/>
            </draw:line>
            <draw:line draw:style-name="gr18" draw:text-style-name="P1" draw:layer="layout" svg:x1="33.792cm" svg:y1="5.291cm" svg:x2="33.792cm" svg:y2="7.5cm">
              <text:p/>
            </draw:line>
            <draw:line draw:style-name="gr18" draw:text-style-name="P1" draw:layer="layout" svg:x1="34.896cm" svg:y1="5.291cm" svg:x2="34.896cm" svg:y2="7.5cm">
              <text:p/>
            </draw:line>
          </draw:g>
          <draw:custom-shape draw:style-name="gr19" draw:text-style-name="P1" draw:layer="layout" svg:width="0.508cm" svg:height="0.508cm" svg:x="30.795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31.914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33.033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34.15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35.16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9cm" svg:x="30.795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31.914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33.033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34.151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35.161cm" svg:y="6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1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1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12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21" draw:layer="layout" svg:width="3.3cm" svg:height="2.75cm" svg:x="29.7cm" svg:y="0cm">
          <draw:text-box>
            <text:p>s5</text:p>
          </draw:text-box>
        </draw:frame>
        <draw:frame draw:style-name="gr22" draw:layer="layout" svg:width="0.502cm" svg:height="1.187cm" svg:x="-8cm" svg:y="25.5cm">
          <draw:text-box>
            <text:p/>
          </draw:text-box>
        </draw:frame>
        <draw:g>
          <draw:g>
            <draw:custom-shape draw:style-name="gr23" draw:text-style-name="P1" draw:layer="layout" svg:width="5.515cm" svg:height="2.205cm" svg:x="2.485cm" svg:y="8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4" draw:text-style-name="P1" draw:layer="layout" svg:x1="2.485cm" svg:y1="9.176cm" svg:x2="8cm" svg:y2="9.176cm">
              <text:p/>
            </draw:line>
            <draw:line draw:style-name="gr25" draw:text-style-name="P1" draw:layer="layout" svg:x1="3.588cm" svg:y1="8.073cm" svg:x2="3.588cm" svg:y2="10.279cm">
              <text:p/>
            </draw:line>
            <draw:line draw:style-name="gr25" draw:text-style-name="P1" draw:layer="layout" svg:x1="4.691cm" svg:y1="8.073cm" svg:x2="4.691cm" svg:y2="10.279cm">
              <text:p/>
            </draw:line>
            <draw:line draw:style-name="gr25" draw:text-style-name="P1" draw:layer="layout" svg:x1="5.793cm" svg:y1="8.073cm" svg:x2="5.793cm" svg:y2="10.279cm">
              <text:p/>
            </draw:line>
            <draw:line draw:style-name="gr25" draw:text-style-name="P1" draw:layer="layout" svg:x1="6.896cm" svg:y1="8.073cm" svg:x2="6.896cm" svg:y2="10.279cm">
              <text:p/>
            </draw:line>
          </draw:g>
          <draw:custom-shape draw:style-name="gr5" draw:text-style-name="P1" draw:layer="layout" svg:width="1.103cm" svg:height="0.221cm" svg:x="3.588cm" svg:y="7.8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1cm" svg:x="5.793cm" svg:y="7.8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1cm" svg:x="3.588cm" svg:y="10.2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1cm" svg:x="5.793cm" svg:y="10.2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06cm" svg:height="0.508cm" svg:x="2.801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3.917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5.036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6cm" svg:height="0.508cm" svg:x="2.801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3.917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5.036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3" draw:text-style-name="P1" draw:layer="layout" svg:width="5.515cm" svg:height="2.207cm" svg:x="21.485cm" svg:y="1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4" draw:text-style-name="P1" draw:layer="layout" svg:x1="21.485cm" svg:y1="18.023cm" svg:x2="27cm" svg:y2="18.023cm">
              <text:p/>
            </draw:line>
            <draw:line draw:style-name="gr25" draw:text-style-name="P1" draw:layer="layout" svg:x1="22.588cm" svg:y1="16.92cm" svg:x2="22.588cm" svg:y2="19.126cm">
              <text:p/>
            </draw:line>
            <draw:line draw:style-name="gr25" draw:text-style-name="P1" draw:layer="layout" svg:x1="23.691cm" svg:y1="16.92cm" svg:x2="23.691cm" svg:y2="19.126cm">
              <text:p/>
            </draw:line>
            <draw:line draw:style-name="gr25" draw:text-style-name="P1" draw:layer="layout" svg:x1="24.793cm" svg:y1="16.92cm" svg:x2="24.793cm" svg:y2="19.126cm">
              <text:p/>
            </draw:line>
            <draw:line draw:style-name="gr25" draw:text-style-name="P1" draw:layer="layout" svg:x1="25.896cm" svg:y1="16.92cm" svg:x2="25.896cm" svg:y2="19.126cm">
              <text:p/>
            </draw:line>
          </draw:g>
          <draw:custom-shape draw:style-name="gr5" draw:text-style-name="P1" draw:layer="layout" svg:width="1.103cm" svg:height="0.219cm" svg:x="22.588cm" svg:y="16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19cm" svg:x="24.793cm" svg:y="16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cm" svg:x="22.588cm" svg:y="19.1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cm" svg:x="24.793cm" svg:y="19.1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06cm" svg:height="0.508cm" svg:x="21.801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22.917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24.036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25.153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6cm" svg:height="0.507cm" svg:x="21.801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7cm" svg:x="22.917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7cm" svg:x="24.036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23" draw:text-style-name="P1" draw:layer="layout" svg:width="5.515cm" svg:height="2.205cm" svg:x="2.8cm" svg:y="17.0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4" draw:text-style-name="P1" draw:layer="layout" svg:x1="2.8cm" svg:y1="18.176cm" svg:x2="8.315cm" svg:y2="18.176cm">
                <text:p/>
              </draw:line>
              <draw:line draw:style-name="gr25" draw:text-style-name="P1" draw:layer="layout" svg:x1="3.903cm" svg:y1="17.073cm" svg:x2="3.903cm" svg:y2="19.279cm">
                <text:p/>
              </draw:line>
              <draw:line draw:style-name="gr25" draw:text-style-name="P1" draw:layer="layout" svg:x1="5.006cm" svg:y1="17.073cm" svg:x2="5.006cm" svg:y2="19.279cm">
                <text:p/>
              </draw:line>
              <draw:line draw:style-name="gr25" draw:text-style-name="P1" draw:layer="layout" svg:x1="6.109cm" svg:y1="17.073cm" svg:x2="6.109cm" svg:y2="19.279cm">
                <text:p/>
              </draw:line>
              <draw:line draw:style-name="gr25" draw:text-style-name="P1" draw:layer="layout" svg:x1="7.212cm" svg:y1="17.073cm" svg:x2="7.212cm" svg:y2="19.279cm">
                <text:p/>
              </draw:line>
            </draw:g>
            <draw:custom-shape draw:style-name="gr5" draw:text-style-name="P1" draw:layer="layout" svg:width="1.104cm" svg:height="0.221cm" svg:x="3.903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103cm" svg:height="0.221cm" svg:x="6.108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104cm" svg:height="0.221cm" svg:x="3.903cm" svg:y="19.27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103cm" svg:height="0.221cm" svg:x="6.108cm" svg:y="19.27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" draw:layer="layout" svg:width="0.507cm" svg:height="0.508cm" svg:x="3.116cm" svg:y="1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3" draw:text-style-name="P1" draw:layer="layout" svg:width="5.515cm" svg:height="2.206cm" svg:x="2.542cm" svg:y="1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4" draw:text-style-name="P1" draw:layer="layout" svg:x1="2.542cm" svg:y1="13.676cm" svg:x2="8.057cm" svg:y2="13.676cm">
              <text:p/>
            </draw:line>
            <draw:line draw:style-name="gr25" draw:text-style-name="P1" draw:layer="layout" svg:x1="3.645cm" svg:y1="12.573cm" svg:x2="3.645cm" svg:y2="14.779cm">
              <text:p/>
            </draw:line>
            <draw:line draw:style-name="gr25" draw:text-style-name="P1" draw:layer="layout" svg:x1="4.748cm" svg:y1="12.573cm" svg:x2="4.748cm" svg:y2="14.779cm">
              <text:p/>
            </draw:line>
            <draw:line draw:style-name="gr25" draw:text-style-name="P1" draw:layer="layout" svg:x1="5.85cm" svg:y1="12.573cm" svg:x2="5.85cm" svg:y2="14.779cm">
              <text:p/>
            </draw:line>
            <draw:line draw:style-name="gr25" draw:text-style-name="P1" draw:layer="layout" svg:x1="6.953cm" svg:y1="12.573cm" svg:x2="6.953cm" svg:y2="14.779cm">
              <text:p/>
            </draw:line>
          </draw:g>
          <draw:custom-shape draw:style-name="gr5" draw:text-style-name="P1" draw:layer="layout" svg:width="1.103cm" svg:height="0.22cm" svg:x="3.645cm" svg:y="12.3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cm" svg:x="5.85cm" svg:y="12.35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1cm" svg:x="3.645cm" svg:y="14.7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1cm" svg:x="5.85cm" svg:y="14.77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06cm" svg:height="0.508cm" svg:x="2.858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3.974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5.093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6.21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6cm" svg:height="0.508cm" svg:x="2.858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3.974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5.093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6.21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3" draw:text-style-name="P1" draw:layer="layout" svg:width="5.515cm" svg:height="2.207cm" svg:x="21.485cm" svg:y="7.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4" draw:text-style-name="P1" draw:layer="layout" svg:x1="21.485cm" svg:y1="9.023cm" svg:x2="27cm" svg:y2="9.023cm">
              <text:p/>
            </draw:line>
            <draw:line draw:style-name="gr25" draw:text-style-name="P1" draw:layer="layout" svg:x1="22.588cm" svg:y1="7.92cm" svg:x2="22.588cm" svg:y2="10.126cm">
              <text:p/>
            </draw:line>
            <draw:line draw:style-name="gr25" draw:text-style-name="P1" draw:layer="layout" svg:x1="23.691cm" svg:y1="7.92cm" svg:x2="23.691cm" svg:y2="10.126cm">
              <text:p/>
            </draw:line>
            <draw:line draw:style-name="gr25" draw:text-style-name="P1" draw:layer="layout" svg:x1="24.793cm" svg:y1="7.92cm" svg:x2="24.793cm" svg:y2="10.126cm">
              <text:p/>
            </draw:line>
            <draw:line draw:style-name="gr25" draw:text-style-name="P1" draw:layer="layout" svg:x1="25.896cm" svg:y1="7.92cm" svg:x2="25.896cm" svg:y2="10.126cm">
              <text:p/>
            </draw:line>
          </draw:g>
          <draw:custom-shape draw:style-name="gr5" draw:text-style-name="P1" draw:layer="layout" svg:width="1.103cm" svg:height="0.22cm" svg:x="22.588cm" svg:y="7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cm" svg:x="24.793cm" svg:y="7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19cm" svg:x="22.588cm" svg:y="10.1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19cm" svg:x="24.793cm" svg:y="10.12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06cm" svg:height="0.507cm" svg:x="21.80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7cm" svg:x="22.917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7cm" svg:x="24.036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7cm" svg:x="25.153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7cm" svg:x="26.16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6cm" svg:height="0.508cm" svg:x="21.801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22.917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24.036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8cm" svg:x="25.153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3" draw:text-style-name="P1" draw:layer="layout" svg:width="5.515cm" svg:height="2.206cm" svg:x="30cm" svg:y="5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4" draw:text-style-name="P1" draw:layer="layout" svg:x1="30cm" svg:y1="6.176cm" svg:x2="35.515cm" svg:y2="6.176cm">
              <text:p/>
            </draw:line>
            <draw:line draw:style-name="gr25" draw:text-style-name="P1" draw:layer="layout" svg:x1="31.103cm" svg:y1="5.074cm" svg:x2="31.103cm" svg:y2="7.28cm">
              <text:p/>
            </draw:line>
            <draw:line draw:style-name="gr25" draw:text-style-name="P1" draw:layer="layout" svg:x1="32.206cm" svg:y1="5.074cm" svg:x2="32.206cm" svg:y2="7.28cm">
              <text:p/>
            </draw:line>
            <draw:line draw:style-name="gr25" draw:text-style-name="P1" draw:layer="layout" svg:x1="33.308cm" svg:y1="5.074cm" svg:x2="33.308cm" svg:y2="7.28cm">
              <text:p/>
            </draw:line>
            <draw:line draw:style-name="gr25" draw:text-style-name="P1" draw:layer="layout" svg:x1="34.411cm" svg:y1="5.074cm" svg:x2="34.411cm" svg:y2="7.28cm">
              <text:p/>
            </draw:line>
          </draw:g>
          <draw:custom-shape draw:style-name="gr5" draw:text-style-name="P1" draw:layer="layout" svg:width="1.103cm" svg:height="0.22cm" svg:x="31.103cm" svg:y="4.8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cm" svg:x="33.308cm" svg:y="4.8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cm" svg:x="31.103cm" svg:y="7.2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cm" svg:x="33.308cm" svg:y="7.2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06cm" svg:height="0.507cm" svg:x="30.31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7cm" svg:x="31.432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7cm" svg:x="32.551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7cm" svg:x="33.668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7cm" svg:x="34.67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6cm" svg:height="0.509cm" svg:x="30.31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31.432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9cm" svg:x="32.551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9cm" svg:height="0.509cm" svg:x="33.668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9cm" svg:x="34.67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3" draw:text-style-name="P1" draw:layer="layout" svg:width="5.515cm" svg:height="2.207cm" svg:x="21.485cm" svg:y="3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4" draw:text-style-name="P1" draw:layer="layout" svg:x1="21.485cm" svg:y1="4.677cm" svg:x2="27cm" svg:y2="4.677cm">
              <text:p/>
            </draw:line>
            <draw:line draw:style-name="gr25" draw:text-style-name="P1" draw:layer="layout" svg:x1="22.588cm" svg:y1="3.574cm" svg:x2="22.588cm" svg:y2="5.78cm">
              <text:p/>
            </draw:line>
            <draw:line draw:style-name="gr25" draw:text-style-name="P1" draw:layer="layout" svg:x1="23.691cm" svg:y1="3.574cm" svg:x2="23.691cm" svg:y2="5.78cm">
              <text:p/>
            </draw:line>
            <draw:line draw:style-name="gr25" draw:text-style-name="P1" draw:layer="layout" svg:x1="24.794cm" svg:y1="3.574cm" svg:x2="24.794cm" svg:y2="5.78cm">
              <text:p/>
            </draw:line>
            <draw:line draw:style-name="gr25" draw:text-style-name="P1" draw:layer="layout" svg:x1="25.897cm" svg:y1="3.574cm" svg:x2="25.897cm" svg:y2="5.78cm">
              <text:p/>
            </draw:line>
          </draw:g>
          <draw:custom-shape draw:style-name="gr5" draw:text-style-name="P1" draw:layer="layout" svg:width="1.104cm" svg:height="0.219cm" svg:x="22.588cm" svg:y="3.3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19cm" svg:x="24.793cm" svg:y="3.3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cm" svg:x="22.588cm" svg:y="5.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cm" svg:x="24.793cm" svg:y="5.7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07cm" svg:height="0.508cm" svg:x="21.801cm" svg:y="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7cm" svg:height="0.507cm" svg:x="21.801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3" draw:text-style-name="P1" draw:layer="layout" svg:width="5.515cm" svg:height="2.206cm" svg:x="21.485cm" svg:y="12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4" draw:text-style-name="P1" draw:layer="layout" svg:x1="21.485cm" svg:y1="13.523cm" svg:x2="27cm" svg:y2="13.523cm">
              <text:p/>
            </draw:line>
            <draw:line draw:style-name="gr25" draw:text-style-name="P1" draw:layer="layout" svg:x1="22.588cm" svg:y1="12.42cm" svg:x2="22.588cm" svg:y2="14.626cm">
              <text:p/>
            </draw:line>
            <draw:line draw:style-name="gr25" draw:text-style-name="P1" draw:layer="layout" svg:x1="23.691cm" svg:y1="12.42cm" svg:x2="23.691cm" svg:y2="14.626cm">
              <text:p/>
            </draw:line>
            <draw:line draw:style-name="gr25" draw:text-style-name="P1" draw:layer="layout" svg:x1="24.794cm" svg:y1="12.42cm" svg:x2="24.794cm" svg:y2="14.626cm">
              <text:p/>
            </draw:line>
            <draw:line draw:style-name="gr25" draw:text-style-name="P1" draw:layer="layout" svg:x1="25.897cm" svg:y1="12.42cm" svg:x2="25.897cm" svg:y2="14.626cm">
              <text:p/>
            </draw:line>
          </draw:g>
          <draw:custom-shape draw:style-name="gr5" draw:text-style-name="P1" draw:layer="layout" svg:width="1.104cm" svg:height="0.22cm" svg:x="22.588cm" svg:y="12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cm" svg:x="24.793cm" svg:y="12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1cm" svg:x="22.588cm" svg:y="14.6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1cm" svg:x="24.793cm" svg:y="14.6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07cm" svg:height="0.508cm" svg:x="21.801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22.918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7cm" svg:height="0.508cm" svg:x="21.801cm" svg:y="1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3" draw:text-style-name="P1" draw:layer="layout" svg:width="5.515cm" svg:height="2.207cm" svg:x="2.5cm" svg:y="3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4" draw:text-style-name="P1" draw:layer="layout" svg:x1="2.5cm" svg:y1="4.677cm" svg:x2="8.015cm" svg:y2="4.677cm">
              <text:p/>
            </draw:line>
            <draw:line draw:style-name="gr25" draw:text-style-name="P1" draw:layer="layout" svg:x1="3.603cm" svg:y1="3.574cm" svg:x2="3.603cm" svg:y2="5.78cm">
              <text:p/>
            </draw:line>
            <draw:line draw:style-name="gr25" draw:text-style-name="P1" draw:layer="layout" svg:x1="4.706cm" svg:y1="3.574cm" svg:x2="4.706cm" svg:y2="5.78cm">
              <text:p/>
            </draw:line>
            <draw:line draw:style-name="gr25" draw:text-style-name="P1" draw:layer="layout" svg:x1="5.809cm" svg:y1="3.574cm" svg:x2="5.809cm" svg:y2="5.78cm">
              <text:p/>
            </draw:line>
            <draw:line draw:style-name="gr25" draw:text-style-name="P1" draw:layer="layout" svg:x1="6.912cm" svg:y1="3.574cm" svg:x2="6.912cm" svg:y2="5.78cm">
              <text:p/>
            </draw:line>
          </draw:g>
          <draw:custom-shape draw:style-name="gr5" draw:text-style-name="P1" draw:layer="layout" svg:width="1.104cm" svg:height="0.22cm" svg:x="3.603cm" svg:y="3.3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cm" svg:x="5.808cm" svg:y="3.3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19cm" svg:x="3.603cm" svg:y="5.7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19cm" svg:x="5.808cm" svg:y="5.78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07cm" svg:height="0.507cm" svg:x="2.816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7cm" svg:x="3.933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7cm" svg:height="0.508cm" svg:x="2.816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8cm" svg:x="3.933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5.515cm" svg:height="2.206cm" svg:x="30cm" svg:y="1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1" draw:layer="layout" svg:x1="30cm" svg:y1="2.322cm" svg:x2="35.515cm" svg:y2="2.322cm">
            <text:p/>
          </draw:line>
          <draw:line draw:style-name="gr27" draw:text-style-name="P1" draw:layer="layout" svg:x1="31.103cm" svg:y1="1.22cm" svg:x2="31.103cm" svg:y2="3.426cm">
            <text:p/>
          </draw:line>
          <draw:line draw:style-name="gr27" draw:text-style-name="P1" draw:layer="layout" svg:x1="32.206cm" svg:y1="1.22cm" svg:x2="32.206cm" svg:y2="3.426cm">
            <text:p/>
          </draw:line>
          <draw:line draw:style-name="gr27" draw:text-style-name="P1" draw:layer="layout" svg:x1="33.309cm" svg:y1="1.22cm" svg:x2="33.309cm" svg:y2="3.426cm">
            <text:p/>
          </draw:line>
          <draw:line draw:style-name="gr27" draw:text-style-name="P1" draw:layer="layout" svg:x1="34.412cm" svg:y1="1.22cm" svg:x2="34.412cm" svg:y2="3.426cm">
            <text:p/>
          </draw:line>
          <draw:custom-shape draw:style-name="gr5" draw:text-style-name="P1" draw:layer="layout" svg:width="1.104cm" svg:height="0.22cm" svg:x="31.103cm" svg:y="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cm" svg:x="33.308cm" svg:y="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4cm" svg:height="0.22cm" svg:x="31.103cm" svg:y="3.4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103cm" svg:height="0.22cm" svg:x="33.308cm" svg:y="3.42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507cm" svg:height="0.507cm" svg:x="30.316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7cm" svg:x="31.433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7cm" svg:height="0.507cm" svg:x="32.552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7cm" svg:height="0.509cm" svg:x="30.316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508cm" svg:height="0.509cm" svg:x="31.433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1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1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5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12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9" draw:text-style-name="P1" draw:layer="layout" svg:width="0.973cm" svg:height="0.973cm" svg:x="30.134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1.10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2.08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4cm" svg:height="0.973cm" svg:x="33.053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4.02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" draw:layer="layout" svg:width="0.973cm" svg:height="0.973cm" svg:x="24cm" svg:y="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3" draw:layer="layout" svg:width="0.973cm" svg:height="0.974cm" svg:x="4.105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" draw:layer="layout" svg:width="0.974cm" svg:height="0.974cm" svg:x="5.078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3" draw:layer="layout" svg:width="0.973cm" svg:height="0.973cm" svg:x="22.10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" draw:layer="layout" svg:width="0.974cm" svg:height="0.973cm" svg:x="23.08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" draw:layer="layout" svg:width="0.973cm" svg:height="0.973cm" svg:x="24.054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" draw:layer="layout" svg:width="0.973cm" svg:height="0.973cm" svg:x="25.02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4" draw:text-style-name="P3" draw:layer="layout" svg:width="0.973cm" svg:height="0.973cm" svg:x="3.58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" draw:layer="layout" svg:width="0.974cm" svg:height="0.973cm" svg:x="4.55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" draw:layer="layout" svg:width="0.973cm" svg:height="0.973cm" svg:x="5.52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7" draw:text-style-name="P3" draw:layer="layout" svg:width="0.973cm" svg:height="0.973cm" svg:x="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" draw:layer="layout" svg:width="0.974cm" svg:height="0.973cm" svg:x="3.97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3" draw:layer="layout" svg:width="0.973cm" svg:height="0.973cm" svg:x="4.947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" draw:layer="layout" svg:width="0.973cm" svg:height="0.973cm" svg:x="5.92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" draw:layer="layout" svg:width="0.973cm" svg:height="0.973cm" svg:x="6.89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" draw:layer="layout" svg:width="0.973cm" svg:height="0.973cm" svg:x="30.134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973cm" svg:height="0.973cm" svg:x="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73cm" svg:height="0.973cm" svg:x="3.97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973cm" svg:height="0.973cm" svg:x="21.5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73cm" svg:height="0.973cm" svg:x="22.473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73cm" svg:height="0.973cm" svg:x="23.446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74cm" svg:height="0.973cm" svg:x="24.419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0.973cm" svg:height="0.973cm" svg:x="21.634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73cm" svg:height="0.973cm" svg:x="22.607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973cm" svg:height="0.973cm" svg:x="23.58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973cm" svg:height="0.973cm" svg:x="30.5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1.47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2.446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4cm" svg:height="0.973cm" svg:x="33.419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4.39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973cm" svg:height="0.973cm" svg:x="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.9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4.94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4cm" svg:height="0.973cm" svg:x="5.919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6.89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973cm" svg:height="0.973cm" svg:x="21.634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22.60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23.5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4cm" svg:height="0.973cm" svg:x="24.55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25.52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973cm" svg:height="0.973cm" svg:x="21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22.47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23.44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4cm" svg:height="0.973cm" svg:x="24.419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25.39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973cm" svg:height="0.973cm" svg:x="30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1.4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2.44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4cm" svg:height="0.973cm" svg:x="33.41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973cm" svg:height="0.973cm" svg:x="34.39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2" draw:layer="layout" svg:width="3.5cm" svg:height="3.75cm" svg:x="30cm" svg:y="0cm">
          <draw:text-box>
            <text:p>s6</text:p>
          </draw:text-box>
        </draw:frame>
      </draw:page>
      <draw:page draw:name="page6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1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1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12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43" draw:text-style-name="P1" draw:layer="layout" svg:width="1.026cm" svg:height="1.026cm" svg:x="4.47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1.026cm" svg:height="1.02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1.026cm" svg:height="1.026cm" svg:x="22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1.026cm" svg:height="1.026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1.026cm" svg:height="1.026cm" svg:x="22.5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1.026cm" svg:height="1.026cm" svg:x="3.811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1.026cm" svg:height="1.026cm" svg:x="3.81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4.974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23.66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23.663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draw:layer="layout" svg:width="1.026cm" svg:height="1.026cm" svg:x="24.789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23.626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23.626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1.026cm" svg:height="1.026cm" svg:x="30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" draw:layer="layout" svg:width="1.026cm" svg:height="1.026cm" svg:x="30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" draw:layer="layout" svg:width="1.026cm" svg:height="1.026cm" svg:x="32.325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1.026cm" svg:height="1.026cm" svg:x="32.325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5cm" svg:height="1.026cm" svg:x="31.163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5cm" svg:height="1.026cm" svg:x="31.163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1.026cm" svg:height="1.026cm" svg:x="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1.026cm" svg:height="1.026cm" svg:x="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1.026cm" svg:height="1.026cm" svg:x="5.325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" draw:layer="layout" svg:width="1.026cm" svg:height="1.026cm" svg:x="5.325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5cm" svg:height="1.026cm" svg:x="4.16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5cm" svg:height="1.026cm" svg:x="4.16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33.488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6.48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6.488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" draw:layer="layout" svg:width="1.025cm" svg:height="1.026cm" svg:x="21.624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1.025cm" svg:height="1.026cm" svg:x="21.62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1.026cm" svg:height="1.026cm" svg:x="23.949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1.026cm" svg:height="1.026cm" svg:x="23.949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22.786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22.786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" draw:layer="layout" svg:width="1.026cm" svg:height="1.026cm" svg:x="26.27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25.111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25.111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draw:layer="layout" svg:width="1.025cm" svg:height="1.026cm" svg:x="30.32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1.025cm" svg:height="1.026cm" svg:x="30.32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draw:layer="layout" svg:width="1.026cm" svg:height="1.026cm" svg:x="32.649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1.026cm" svg:height="1.026cm" svg:x="32.649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31.48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31.48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1.026cm" svg:height="1.026cm" svg:x="34.97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33.811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026cm" svg:height="1.026cm" svg:x="33.811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" draw:layer="layout" svg:width="1.026cm" svg:height="1.026cm" svg:x="34.97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layer="layout" svg:width="1.8cm" svg:height="2.25cm" svg:x="29.7cm" svg:y="0cm">
          <draw:text-box>
            <text:p>s7</text:p>
          </draw:text-box>
        </draw:frame>
        <draw:custom-shape draw:style-name="gr80" draw:text-style-name="P3" draw:layer="layout" svg:width="1.026cm" svg:height="1.026cm" svg:x="22.5cm" svg:y="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1.026cm" svg:height="1.026cm" svg:x="22.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1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1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12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82" draw:text-style-name="P1" draw:layer="layout" svg:width="1.5cm" svg:height="1.5cm" svg:x="5cm" svg:y="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5cm" svg:height="1.5cm" svg:x="4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5cm" svg:height="1.5cm" svg:x="6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714cm" svg:height="1.714cm" svg:x="4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714cm" svg:height="1.714cm" svg:x="6.286cm" svg:y="4.4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3cm" svg:height="3cm" svg:x="21.736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303cm" svg:height="1.303cm" svg:x="4.74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302cm" svg:height="1.303cm" svg:x="6.651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303cm" svg:height="1.303cm" svg:x="5.608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303cm" svg:height="1.303cm" svg:x="2.742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302cm" svg:height="1.303cm" svg:x="3.611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cm" svg:height="1cm" svg:x="5.033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cm" svg:height="1cm" svg:x="6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001cm" svg:height="0.999cm" svg:x="5.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cm" svg:height="1cm" svg:x="3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cm" svg:height="0.999cm" svg:x="4.16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cm" svg:height="1cm" svg:x="5.767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001cm" svg:height="1cm" svg:x="4.233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1" draw:layer="layout" svg:width="2.3cm" svg:height="2.75cm" svg:x="29.7cm" svg:y="0cm">
          <draw:text-box>
            <text:p>s8</text:p>
          </draw:text-box>
        </draw:frame>
        <draw:custom-shape draw:style-name="gr82" draw:text-style-name="P1" draw:layer="layout" svg:width="1cm" svg:height="1cm" svg:x="25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001cm" svg:height="0.999cm" svg:x="24.2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cm" svg:height="1cm" svg:x="22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cm" svg:height="0.999cm" svg:x="22.667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cm" svg:height="1cm" svg:x="24.267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2" draw:text-style-name="P1" draw:layer="layout" svg:width="1.001cm" svg:height="1cm" svg:x="22.733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82" draw:text-style-name="P1" draw:layer="layout" svg:width="1.315cm" svg:height="1.315cm" svg:x="23.34cm" svg:y="13.8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1.315cm" svg:height="1.315cm" svg:x="23.323cm" svg:y="11.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1.314cm" svg:height="1.315cm" svg:x="21.6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1.314cm" svg:height="1.315cm" svg:x="24.965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2" draw:text-style-name="P1" draw:layer="layout" svg:width="0.804cm" svg:height="0.804cm" svg:x="24.924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4cm" svg:x="23.827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4cm" svg:x="22.511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4cm" svg:x="22.59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4cm" svg:x="24.95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5cm" svg:x="23.734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5cm" svg:height="0.805cm" svg:x="24.913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5cm" svg:height="0.805cm" svg:x="22.5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5cm" svg:x="23.734cm" svg:y="17.5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2" draw:text-style-name="P1" draw:layer="layout" svg:width="0.804cm" svg:height="0.804cm" svg:x="32.667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4cm" svg:x="31.57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4cm" svg:x="30.254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4cm" svg:x="30.33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4cm" svg:x="32.69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4cm" svg:height="0.805cm" svg:x="31.477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5cm" svg:height="0.805cm" svg:x="32.656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805cm" svg:height="0.805cm" svg:x="30.243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2" draw:text-style-name="P1" draw:layer="layout" svg:width="0.794cm" svg:height="0.794cm" svg:x="31.971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794cm" svg:height="0.794cm" svg:x="33.213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794cm" svg:height="0.794cm" svg:x="32.439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793cm" svg:height="0.794cm" svg:x="30.754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794cm" svg:height="0.794cm" svg:x="31.221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795cm" svg:height="0.794cm" svg:x="31.496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794cm" svg:height="0.794cm" svg:x="32.739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795cm" svg:height="0.794cm" svg:x="32.114cm" svg:y="6.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794cm" svg:height="0.794cm" svg:x="33.706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2" draw:text-style-name="P1" draw:layer="layout" svg:width="0.794cm" svg:height="0.794cm" svg:x="30.047cm" svg:y="9.2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1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1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.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12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4" draw:text-style-name="P1" draw:layer="layout" svg:width="1.968cm" svg:height="1.968cm" svg:x="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1" draw:layer="layout" svg:width="1.968cm" svg:height="1.968cm" svg:x="24.532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5.79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5.79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4.845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69cm" svg:x="24.789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6.047cm" svg:y="4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68cm" svg:x="24.532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5.318cm" svg:y="8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5.791cm" svg:y="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9cm" svg:height="1.968cm" svg:x="22.5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23.287cm" svg:y="4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9cm" svg:height="1.969cm" svg:x="30.181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1.44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1.44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0.495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7cm" svg:x="5.289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6.547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9cm" svg:height="1.969cm" svg:x="22.118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2.905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3.377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7cm" svg:x="32.532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3.318cm" svg:y="1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3.791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3.791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2.846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68cm" svg:x="5.41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6.199cm" svg:y="8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69cm" svg:x="3.5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4.286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69cm" svg:x="5.851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6.637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9cm" svg:height="1.97cm" svg:x="3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4.259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9cm" svg:height="1.97cm" svg:x="22.181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3.44cm" svg:y="9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69cm" svg:x="24.532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5.318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5.79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68cm" svg:x="22.181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2.967cm" svg:y="1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23.44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68cm" svg:x="3.181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4.44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4.44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.49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68cm" svg:x="5.532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6.79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6.79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5.84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3" draw:layer="layout" svg:width="3cm" svg:height="4.75cm" svg:x="30cm" svg:y="0cm">
          <draw:text-box>
            <text:p>s9</text:p>
          </draw:text-box>
        </draw:frame>
        <draw:g>
          <draw:custom-shape draw:style-name="gr4" draw:text-style-name="P1" draw:layer="layout" svg:width="1.968cm" svg:height="1.97cm" svg:x="30.5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1.2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1.7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1.7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0.8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968cm" svg:height="1.97cm" svg:x="32.8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3.5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4.0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4.0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94cm" svg:height="0.394cm" svg:x="33.1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9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1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1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12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6" draw:text-style-name="P1" draw:layer="layout" svg:width="4.987cm" svg:height="1.995cm" svg:x="3cm" svg:y="12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cm" svg:y1="13.502cm" svg:x2="7.987cm" svg:y2="13.502cm">
              <text:p/>
            </draw:line>
            <draw:line draw:style-name="gr18" draw:text-style-name="P1" draw:layer="layout" svg:x1="3.997cm" svg:y1="12.505cm" svg:x2="3.997cm" svg:y2="14.5cm">
              <text:p/>
            </draw:line>
            <draw:line draw:style-name="gr18" draw:text-style-name="P1" draw:layer="layout" svg:x1="4.995cm" svg:y1="12.505cm" svg:x2="4.995cm" svg:y2="14.5cm">
              <text:p/>
            </draw:line>
            <draw:line draw:style-name="gr18" draw:text-style-name="P1" draw:layer="layout" svg:x1="5.992cm" svg:y1="12.505cm" svg:x2="5.992cm" svg:y2="14.5cm">
              <text:p/>
            </draw:line>
            <draw:line draw:style-name="gr18" draw:text-style-name="P1" draw:layer="layout" svg:x1="6.99cm" svg:y1="12.505cm" svg:x2="6.99cm" svg:y2="14.5cm">
              <text:p/>
            </draw:line>
          </draw:g>
          <draw:custom-shape draw:style-name="gr19" draw:text-style-name="P1" draw:layer="layout" svg:width="0.459cm" svg:height="0.459cm" svg:x="3.285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987cm" svg:height="1.995cm" svg:x="3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cm" svg:y1="4.498cm" svg:x2="7.987cm" svg:y2="4.498cm">
              <text:p/>
            </draw:line>
            <draw:line draw:style-name="gr18" draw:text-style-name="P1" draw:layer="layout" svg:x1="3.997cm" svg:y1="3.5cm" svg:x2="3.997cm" svg:y2="5.495cm">
              <text:p/>
            </draw:line>
            <draw:line draw:style-name="gr18" draw:text-style-name="P1" draw:layer="layout" svg:x1="4.995cm" svg:y1="3.5cm" svg:x2="4.995cm" svg:y2="5.495cm">
              <text:p/>
            </draw:line>
            <draw:line draw:style-name="gr18" draw:text-style-name="P1" draw:layer="layout" svg:x1="5.992cm" svg:y1="3.5cm" svg:x2="5.992cm" svg:y2="5.495cm">
              <text:p/>
            </draw:line>
            <draw:line draw:style-name="gr18" draw:text-style-name="P1" draw:layer="layout" svg:x1="6.99cm" svg:y1="3.5cm" svg:x2="6.99cm" svg:y2="5.495cm">
              <text:p/>
            </draw:line>
          </draw:g>
          <draw:custom-shape draw:style-name="gr19" draw:text-style-name="P1" draw:layer="layout" svg:width="0.459cm" svg:height="0.459cm" svg:x="3.285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4.296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987cm" svg:height="1.995cm" svg:x="22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2cm" svg:y1="9.214cm" svg:x2="26.987cm" svg:y2="9.214cm">
              <text:p/>
            </draw:line>
            <draw:line draw:style-name="gr18" draw:text-style-name="P1" draw:layer="layout" svg:x1="22.997cm" svg:y1="8.217cm" svg:x2="22.997cm" svg:y2="10.212cm">
              <text:p/>
            </draw:line>
            <draw:line draw:style-name="gr18" draw:text-style-name="P1" draw:layer="layout" svg:x1="23.995cm" svg:y1="8.217cm" svg:x2="23.995cm" svg:y2="10.212cm">
              <text:p/>
            </draw:line>
            <draw:line draw:style-name="gr18" draw:text-style-name="P1" draw:layer="layout" svg:x1="24.992cm" svg:y1="8.217cm" svg:x2="24.992cm" svg:y2="10.212cm">
              <text:p/>
            </draw:line>
            <draw:line draw:style-name="gr18" draw:text-style-name="P1" draw:layer="layout" svg:x1="25.99cm" svg:y1="8.217cm" svg:x2="25.99cm" svg:y2="10.212cm">
              <text:p/>
            </draw:line>
          </draw:g>
          <draw:custom-shape draw:style-name="gr19" draw:text-style-name="P1" draw:layer="layout" svg:width="0.459cm" svg:height="0.459cm" svg:x="22.285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23.296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24.307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988cm" svg:height="1.995cm" svg:x="3.1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.1cm" svg:y1="18.002cm" svg:x2="8.087cm" svg:y2="18.002cm">
              <text:p/>
            </draw:line>
            <draw:line draw:style-name="gr18" draw:text-style-name="P1" draw:layer="layout" svg:x1="4.098cm" svg:y1="17.005cm" svg:x2="4.098cm" svg:y2="19cm">
              <text:p/>
            </draw:line>
            <draw:line draw:style-name="gr18" draw:text-style-name="P1" draw:layer="layout" svg:x1="5.095cm" svg:y1="17.005cm" svg:x2="5.095cm" svg:y2="19cm">
              <text:p/>
            </draw:line>
            <draw:line draw:style-name="gr18" draw:text-style-name="P1" draw:layer="layout" svg:x1="6.093cm" svg:y1="17.005cm" svg:x2="6.093cm" svg:y2="19cm">
              <text:p/>
            </draw:line>
            <draw:line draw:style-name="gr18" draw:text-style-name="P1" draw:layer="layout" svg:x1="7.09cm" svg:y1="17.005cm" svg:x2="7.09cm" svg:y2="19cm">
              <text:p/>
            </draw:line>
          </draw:g>
          <draw:custom-shape draw:style-name="gr19" draw:text-style-name="P1" draw:layer="layout" svg:width="0.458cm" svg:height="0.459cm" svg:x="3.38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4.3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5.4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6.418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59cm" svg:x="7.329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8cm" svg:height="0.46cm" svg:x="3.386cm" svg:y="18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987cm" svg:height="1.995cm" svg:x="22cm" svg:y="3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2cm" svg:y1="4.503cm" svg:x2="26.987cm" svg:y2="4.503cm">
              <text:p/>
            </draw:line>
            <draw:line draw:style-name="gr18" draw:text-style-name="P1" draw:layer="layout" svg:x1="22.997cm" svg:y1="3.505cm" svg:x2="22.997cm" svg:y2="5.5cm">
              <text:p/>
            </draw:line>
            <draw:line draw:style-name="gr18" draw:text-style-name="P1" draw:layer="layout" svg:x1="23.995cm" svg:y1="3.505cm" svg:x2="23.995cm" svg:y2="5.5cm">
              <text:p/>
            </draw:line>
            <draw:line draw:style-name="gr18" draw:text-style-name="P1" draw:layer="layout" svg:x1="24.992cm" svg:y1="3.505cm" svg:x2="24.992cm" svg:y2="5.5cm">
              <text:p/>
            </draw:line>
            <draw:line draw:style-name="gr18" draw:text-style-name="P1" draw:layer="layout" svg:x1="25.989cm" svg:y1="3.505cm" svg:x2="25.989cm" svg:y2="5.5cm">
              <text:p/>
            </draw:line>
          </draw:g>
          <draw:custom-shape draw:style-name="gr19" draw:text-style-name="P1" draw:layer="layout" svg:width="0.459cm" svg:height="0.459cm" svg:x="22.28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23.29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59cm" svg:x="24.30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25.31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59cm" svg:x="26.229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6cm" svg:x="22.28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23.29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987cm" svg:height="1.995cm" svg:x="30.013cm" svg:y="1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0.013cm" svg:y1="2.502cm" svg:x2="35cm" svg:y2="2.502cm">
              <text:p/>
            </draw:line>
            <draw:line draw:style-name="gr18" draw:text-style-name="P1" draw:layer="layout" svg:x1="31.01cm" svg:y1="1.505cm" svg:x2="31.01cm" svg:y2="3.5cm">
              <text:p/>
            </draw:line>
            <draw:line draw:style-name="gr18" draw:text-style-name="P1" draw:layer="layout" svg:x1="32.008cm" svg:y1="1.505cm" svg:x2="32.008cm" svg:y2="3.5cm">
              <text:p/>
            </draw:line>
            <draw:line draw:style-name="gr18" draw:text-style-name="P1" draw:layer="layout" svg:x1="33.005cm" svg:y1="1.505cm" svg:x2="33.005cm" svg:y2="3.5cm">
              <text:p/>
            </draw:line>
            <draw:line draw:style-name="gr18" draw:text-style-name="P1" draw:layer="layout" svg:x1="34.002cm" svg:y1="1.505cm" svg:x2="34.002cm" svg:y2="3.5cm">
              <text:p/>
            </draw:line>
          </draw:g>
          <draw:custom-shape draw:style-name="gr19" draw:text-style-name="P1" draw:layer="layout" svg:width="0.459cm" svg:height="0.459cm" svg:x="30.29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31.30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59cm" svg:x="32.3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9cm" svg:x="33.33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59cm" svg:x="34.24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6cm" svg:x="30.29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31.30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6cm" svg:x="32.32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987cm" svg:height="1.995cm" svg:x="22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2cm" svg:y1="18.002cm" svg:x2="26.987cm" svg:y2="18.002cm">
              <text:p/>
            </draw:line>
            <draw:line draw:style-name="gr18" draw:text-style-name="P1" draw:layer="layout" svg:x1="22.997cm" svg:y1="17.005cm" svg:x2="22.997cm" svg:y2="19cm">
              <text:p/>
            </draw:line>
            <draw:line draw:style-name="gr18" draw:text-style-name="P1" draw:layer="layout" svg:x1="23.995cm" svg:y1="17.005cm" svg:x2="23.995cm" svg:y2="19cm">
              <text:p/>
            </draw:line>
            <draw:line draw:style-name="gr18" draw:text-style-name="P1" draw:layer="layout" svg:x1="24.992cm" svg:y1="17.005cm" svg:x2="24.992cm" svg:y2="19cm">
              <text:p/>
            </draw:line>
            <draw:line draw:style-name="gr18" draw:text-style-name="P1" draw:layer="layout" svg:x1="25.99cm" svg:y1="17.005cm" svg:x2="25.99cm" svg:y2="19cm">
              <text:p/>
            </draw:line>
          </draw:g>
          <draw:custom-shape draw:style-name="gr19" draw:text-style-name="P1" draw:layer="layout" svg:width="0.459cm" svg:height="0.458cm" svg:x="22.285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8cm" svg:x="23.2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8cm" svg:x="24.3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8cm" svg:x="25.31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987cm" svg:height="1.995cm" svg:x="22.013cm" svg:y="1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22.013cm" svg:y1="13.498cm" svg:x2="27cm" svg:y2="13.498cm">
              <text:p/>
            </draw:line>
            <draw:line draw:style-name="gr18" draw:text-style-name="P1" draw:layer="layout" svg:x1="23.01cm" svg:y1="12.5cm" svg:x2="23.01cm" svg:y2="14.495cm">
              <text:p/>
            </draw:line>
            <draw:line draw:style-name="gr18" draw:text-style-name="P1" draw:layer="layout" svg:x1="24.008cm" svg:y1="12.5cm" svg:x2="24.008cm" svg:y2="14.495cm">
              <text:p/>
            </draw:line>
            <draw:line draw:style-name="gr18" draw:text-style-name="P1" draw:layer="layout" svg:x1="25.005cm" svg:y1="12.5cm" svg:x2="25.005cm" svg:y2="14.495cm">
              <text:p/>
            </draw:line>
            <draw:line draw:style-name="gr18" draw:text-style-name="P1" draw:layer="layout" svg:x1="26.002cm" svg:y1="12.5cm" svg:x2="26.002cm" svg:y2="14.495cm">
              <text:p/>
            </draw:line>
          </draw:g>
          <draw:custom-shape draw:style-name="gr19" draw:text-style-name="P1" draw:layer="layout" svg:width="0.459cm" svg:height="0.458cm" svg:x="22.29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8cm" svg:x="23.30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58cm" svg:x="24.3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58cm" svg:x="25.33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58cm" svg:x="26.24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6cm" svg:x="22.29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23.30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6cm" svg:x="24.32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25.33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987cm" svg:height="1.995cm" svg:x="3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cm" svg:y1="8.998cm" svg:x2="7.987cm" svg:y2="8.998cm">
              <text:p/>
            </draw:line>
            <draw:line draw:style-name="gr18" draw:text-style-name="P1" draw:layer="layout" svg:x1="3.997cm" svg:y1="8cm" svg:x2="3.997cm" svg:y2="9.995cm">
              <text:p/>
            </draw:line>
            <draw:line draw:style-name="gr18" draw:text-style-name="P1" draw:layer="layout" svg:x1="4.995cm" svg:y1="8cm" svg:x2="4.995cm" svg:y2="9.995cm">
              <text:p/>
            </draw:line>
            <draw:line draw:style-name="gr18" draw:text-style-name="P1" draw:layer="layout" svg:x1="5.992cm" svg:y1="8cm" svg:x2="5.992cm" svg:y2="9.995cm">
              <text:p/>
            </draw:line>
            <draw:line draw:style-name="gr18" draw:text-style-name="P1" draw:layer="layout" svg:x1="6.99cm" svg:y1="8cm" svg:x2="6.99cm" svg:y2="9.995cm">
              <text:p/>
            </draw:line>
          </draw:g>
          <draw:custom-shape draw:style-name="gr19" draw:text-style-name="P1" draw:layer="layout" svg:width="0.459cm" svg:height="0.46cm" svg:x="3.285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4.296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5.30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6.31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6cm" svg:x="7.229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988cm" svg:height="1.995cm" svg:x="30cm" svg:y="7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30cm" svg:y1="8.498cm" svg:x2="34.987cm" svg:y2="8.498cm">
              <text:p/>
            </draw:line>
            <draw:line draw:style-name="gr18" draw:text-style-name="P1" draw:layer="layout" svg:x1="30.998cm" svg:y1="7.5cm" svg:x2="30.998cm" svg:y2="9.495cm">
              <text:p/>
            </draw:line>
            <draw:line draw:style-name="gr18" draw:text-style-name="P1" draw:layer="layout" svg:x1="31.995cm" svg:y1="7.5cm" svg:x2="31.995cm" svg:y2="9.495cm">
              <text:p/>
            </draw:line>
            <draw:line draw:style-name="gr18" draw:text-style-name="P1" draw:layer="layout" svg:x1="32.993cm" svg:y1="7.5cm" svg:x2="32.993cm" svg:y2="9.495cm">
              <text:p/>
            </draw:line>
            <draw:line draw:style-name="gr18" draw:text-style-name="P1" draw:layer="layout" svg:x1="33.99cm" svg:y1="7.5cm" svg:x2="33.99cm" svg:y2="9.495cm">
              <text:p/>
            </draw:line>
          </draw:g>
          <draw:custom-shape draw:style-name="gr19" draw:text-style-name="P1" draw:layer="layout" svg:width="0.458cm" svg:height="0.46cm" svg:x="30.28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31.29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32.307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33.318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6cm" svg:x="34.229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8cm" svg:height="0.46cm" svg:x="30.28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31.29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32.307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6cm" svg:height="0.46cm" svg:x="33.318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59cm" svg:height="0.46cm" svg:x="34.229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4" draw:text-style-name="P1" draw:layer="layout" svg:width="4.987cm" svg:height="0.997cm" svg:x="3cm" svg:y="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4.988cm" svg:height="0.997cm" svg:x="3.1cm" svg:y="17.00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4.987cm" svg:height="0.997cm" svg:x="22cm" svg:y="3.50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4.987cm" svg:height="0.997cm" svg:x="30.013cm" svg:y="1.50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4.987cm" svg:height="0.998cm" svg:x="22.013cm" svg:y="12.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4.988cm" svg:height="0.997cm" svg:x="30cm" svg:y="7.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4.988cm" svg:height="0.997cm" svg:x="30cm" svg:y="8.498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3.3cm" svg:height="2.75cm" svg:x="29.7cm" svg:y="0cm">
          <draw:text-box>
            <text:p>s8</text:p>
          </draw:text-box>
        </draw:frame>
      </draw:page>
      <draw:page draw:name="page10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1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1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" draw:text-style-name="P2" draw:layer="layout" svg:width="8cm" svg:height="2cm" svg:x="10.8cm" svg:y="1cm">
          <text:p text:style-name="P1"><text:span text:style-name="T2">KAZOMAT A.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12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42" draw:layer="layout" svg:width="1.8cm" svg:height="3.75cm" svg:x="29.7cm" svg:y="0cm">
          <draw:text-box>
            <text:p>s9</text:p>
          </draw:text-box>
        </draw:frame>
        <draw:custom-shape draw:style-name="gr86" draw:text-style-name="P1" draw:layer="layout" svg:width="0.875cm" svg:height="0.876cm" svg:x="4.625cm" svg:y="8.5cm">
          <text:p/>
          <draw:enhanced-geometry svg:viewBox="0 0 21600 21600" draw:type="rectangle" draw:enhanced-path="M 0 0 L 21600 0 21600 21600 0 21600 0 0 Z N"/>
        </draw:custom-shape>
        <draw:g>
          <draw:custom-shape draw:style-name="gr86" draw:text-style-name="P1" draw:layer="layout" svg:width="0.875cm" svg:height="0.875cm" svg:x="23.25cm" svg:y="17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875cm" svg:height="0.875cm" svg:x="24.125cm" svg:y="1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6" draw:text-style-name="P1" draw:layer="layout" svg:width="0.875cm" svg:height="0.874cm" svg:x="4cm" svg:y="17.626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875cm" svg:height="0.874cm" svg:x="4.875cm" svg:y="17.626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875cm" svg:height="0.874cm" svg:x="5.75cm" svg:y="17.6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6" draw:text-style-name="P1" draw:layer="layout" svg:width="0.874cm" svg:height="0.875cm" svg:x="25.125cm" svg:y="4.12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875cm" svg:height="0.875cm" svg:x="22.5cm" svg:y="4.12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875cm" svg:height="0.875cm" svg:x="23.375cm" svg:y="4.12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875cm" svg:height="0.875cm" svg:x="24.25cm" svg:y="4.1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1" draw:layer="layout" svg:width="4.086cm" svg:height="0.817cm" svg:x="3.04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86" draw:text-style-name="P1" draw:layer="layout" svg:width="0.688cm" svg:height="0.687cm" svg:x="6.434cm" svg:y="13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7cm" svg:height="0.687cm" svg:x="5.061cm" svg:y="13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7cm" svg:height="0.687cm" svg:x="3cm" svg:y="13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6cm" svg:height="0.687cm" svg:x="3.687cm" svg:y="13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8cm" svg:height="0.687cm" svg:x="4.373cm" svg:y="13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6cm" svg:height="0.687cm" svg:x="5.748cm" svg:y="13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6" draw:text-style-name="P1" draw:layer="layout" svg:width="0.686cm" svg:height="0.687cm" svg:x="25.814cm" svg:y="13.31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8cm" svg:height="0.687cm" svg:x="25.126cm" svg:y="13.31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7cm" svg:height="0.687cm" svg:x="23.753cm" svg:y="13.31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7cm" svg:height="0.687cm" svg:x="21.692cm" svg:y="13.31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6cm" svg:height="0.687cm" svg:x="22.379cm" svg:y="13.31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8cm" svg:height="0.687cm" svg:x="23.065cm" svg:y="13.31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86cm" svg:height="0.687cm" svg:x="24.44cm" svg:y="13.3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6" draw:text-style-name="P1" draw:layer="layout" svg:width="0.646cm" svg:height="0.646cm" svg:x="26.028cm" svg:y="8.77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46cm" svg:height="0.646cm" svg:x="25.382cm" svg:y="8.77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47cm" svg:height="0.646cm" svg:x="24.735cm" svg:y="8.77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47cm" svg:height="0.646cm" svg:x="23.442cm" svg:y="8.77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46cm" svg:height="0.646cm" svg:x="21.504cm" svg:y="8.77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46cm" svg:height="0.646cm" svg:x="22.15cm" svg:y="8.77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46cm" svg:height="0.646cm" svg:x="22.796cm" svg:y="8.773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46cm" svg:height="0.646cm" svg:x="24.089cm" svg:y="8.7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6" draw:text-style-name="P1" draw:layer="layout" svg:width="0.611cm" svg:height="0.612cm" svg:x="34.889cm" svg:y="1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11cm" svg:height="0.612cm" svg:x="34.278cm" svg:y="1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1cm" svg:height="0.612cm" svg:x="33.668cm" svg:y="1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11cm" svg:height="0.612cm" svg:x="33.057cm" svg:y="1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11cm" svg:height="0.612cm" svg:x="31.836cm" svg:y="1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11cm" svg:height="0.612cm" svg:x="30.004cm" svg:y="1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1cm" svg:height="0.612cm" svg:x="30.615cm" svg:y="1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11cm" svg:height="0.612cm" svg:x="31.225cm" svg:y="1.5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0.61cm" svg:height="0.612cm" svg:x="32.447cm" svg:y="1.5cm">
            <text:p/>
            <draw:enhanced-geometry svg:viewBox="0 0 21600 21600" draw:type="rectangle" draw:enhanced-path="M 0 0 L 21600 0 21600 21600 0 21600 0 0 Z N"/>
          </draw:custom-shape>
        </draw:g>
        <draw:custom-shape draw:style-name="gr84" draw:text-style-name="P1" draw:layer="layout" svg:width="3.434cm" svg:height="0.687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3.434cm" svg:height="0.687cm" svg:x="21.692cm" svg:y="13.31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3.231cm" svg:height="0.646cm" svg:x="21.504cm" svg:y="8.77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3.053cm" svg:height="0.612cm" svg:x="30.004cm" svg:y="1.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2.947cm" svg:height="0.589cm" svg:x="30.106cm" svg:y="4.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2.947cm" svg:height="0.589cm" svg:x="33.053cm" svg:y="4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etal" xlink:href="Pictures/100000000000005E0000005EB30A783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1T16:11:09</meta:creation-date>
    <dc:date>2012-08-12T19:31:12</dc:date>
    <meta:editing-duration>PT20H51M23S</meta:editing-duration>
    <meta:editing-cycles>88</meta:editing-cycles>
    <meta:generator>LibreOffice/3.3$Linux LibreOffice_project/330m19$Build-401</meta:generator>
    <meta:print-date>2012-08-06T20:09:53</meta:print-date>
    <meta:document-statistic meta:object-count="1122"/>
  </office:meta>
</office:document-meta>
</file>